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f48ed" officeooo:paragraph-rsid="000f48ed"/>
    </style:style>
    <style:style style:name="P2" style:family="paragraph" style:parent-style-name="Text_20_body">
      <style:text-properties fo:font-weight="normal" officeooo:rsid="000f48ed" officeooo:paragraph-rsid="000f48ed" style:font-weight-asian="normal" style:font-weight-complex="normal"/>
    </style:style>
    <style:style style:name="P3" style:family="paragraph" style:parent-style-name="Text_20_body">
      <style:text-properties fo:font-weight="normal" officeooo:rsid="000ff6d0" officeooo:paragraph-rsid="000ff6d0" style:font-weight-asian="normal" style:font-weight-complex="normal"/>
    </style:style>
    <style:style style:name="P4" style:family="paragraph" style:parent-style-name="Text_20_body">
      <style:text-properties fo:font-weight="normal" officeooo:rsid="00104969" officeooo:paragraph-rsid="00104969" style:font-weight-asian="normal" style:font-weight-complex="normal"/>
    </style:style>
    <style:style style:name="P5" style:family="paragraph" style:parent-style-name="Text_20_body">
      <style:text-properties fo:font-weight="bold" officeooo:paragraph-rsid="000f48ed" style:font-weight-asian="bold" style:font-weight-complex="bold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bold" officeooo:rsid="00104969" officeooo:paragraph-rsid="00104969" style:font-weight-asian="bold" style:font-weight-complex="bold"/>
    </style:style>
    <style:style style:name="P8" style:family="paragraph" style:parent-style-name="Heading_20_3">
      <style:text-properties officeooo:rsid="000f48ed" officeooo:paragraph-rsid="000f48ed"/>
    </style:style>
    <style:style style:name="P9" style:family="paragraph" style:parent-style-name="Heading_20_3">
      <style:paragraph-properties fo:break-before="page"/>
    </style:style>
    <style:style style:name="P10" style:family="paragraph" style:parent-style-name="Text_20_body">
      <style:text-properties fo:font-weight="bold" officeooo:rsid="00104969" officeooo:paragraph-rsid="00104969" style:font-weight-asian="bold" style:font-weight-complex="bold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ff6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3">EJERCICIO1</text:h>
      <text:p text:style-name="P5">En les fases del cicle de vida del software existeixen dos fases amb un nom similar: implantació i implementació. Identifica de quines fases es tracta, i indica on es troben en el cicle de vida del programari.</text:p>
      <text:p text:style-name="P5">Pensa un exemple de desenvolupament de programari i identifica en què consistirien aquestes fases.</text:p>
      <text:p text:style-name="P6"/>
      <text:p text:style-name="P3">Implantación: consiste en publicar la solución final a la plataforma de destino o entregar el producto final en el formato acordado. Fase final </text:p>
      <text:p text:style-name="P2"/>
      <text:p text:style-name="P2"/>
      <text:p text:style-name="P2">Implementación: <text:span text:style-name="T2">se realiza el programa atendiendo a todos sus componentes, eso incluye elementos como bases de datos,servidores o comunicaciones. Al principi del projecte</text:span></text:p>
      <text:p text:style-name="P2"/>
      <text:p text:style-name="P3">Ejemplo tienda online:</text:p>
      <text:p text:style-name="P3"/>
      <text:p text:style-name="P3">implementación : se empezaría a hacer la programación del código.</text:p>
      <text:p text:style-name="P3"/>
      <text:p text:style-name="P3">Implantación: es cuando se sube la web y ya esta acabada.</text:p>
      <text:p text:style-name="P3"/>
      <text:h text:style-name="Heading_20_3" text:outline-level="3">EJERCICIO 2</text:h>
      <text:p text:style-name="P6">Busca i explica en què consiteix la metodologia SCRUM.</text:p>
      <text:p text:style-name="P6">Intenta buscar opinions a favor i en contra d'utilitzar aquesta metodologia.</text:p>
      <text:p text:style-name="P4"/>
      <text:p text:style-name="P4">Es un a tecnifica de metodología ágil ampliada que ofrece una forma de conectar varios equipos que necesitan trabajar juntos para ofrecer soluciones complejas.</text:p>
      <text:p text:style-name="P4"/>
      <text:p text:style-name="P4">La metodología consiste en sprints los cuales son periodos breves de tiempo fijo en el cual el equipo <text:s/>trabaja para completar una cantidad de trabajo establecida</text:p>
      <text:p text:style-name="P4"/>
      <text:h text:style-name="P9" text:outline-level="3">Ejercicio 3</text:h>
      <text:p text:style-name="P7">Busca i explica en què consiteix el TDD o Test-Driven Development.</text:p>
      <text:p text:style-name="P7"/>
      <text:p text:style-name="P7"><text:span text:style-name="T1">Es una práctica de programación en la que se comienzan escribiendo las pruebas en primer lugar, escribiendo el código fuente a continuación, pasando correctamente la prueba y terminando con la re factorización del código escrito</text:span>.</text:p>
      <text:h text:style-name="Heading_20_3" text:outline-level="3"><text:s/>Ejercicio 4</text:h>
      <text:p text:style-name="Text_20_body"/>
      <text:p text:style-name="P6">Busca i explica en què consiteix el CI/CD o Continuous Integration/Countinuous Deployment.</text:p>
      <text:p text:style-name="Text_20_body"/>
      <text:p text:style-name="Text_20_body">La CI/CD es un método para distribuir las aplicaciones a los clientes con frecuencia mediante el uso de la automatización en las etapas del desarrollo de las aplicaciones. Los principales conceptos que se le atribuyen son la integración, la distribución y la implementación continuas.</text:p>
      <text:p text:style-name="Text_20_body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f48ed" officeooo:paragraph-rsid="000f48e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ubén Valero<text:tab/><text:tab/>27/09/2023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7T13:10:55.468000000</meta:creation-date>
    <meta:generator>LibreOffice/7.5.4.2$Windows_X86_64 LibreOffice_project/36ccfdc35048b057fd9854c757a8b67ec53977b6</meta:generator>
    <dc:date>2023-09-28T13:21:37.793000000</dc:date>
    <meta:editing-duration>PT43M33S</meta:editing-duration>
    <meta:editing-cycles>5</meta:editing-cycles>
    <meta:document-statistic meta:table-count="0" meta:image-count="0" meta:object-count="0" meta:page-count="2" meta:paragraph-count="20" meta:word-count="303" meta:character-count="1952" meta:non-whitespace-character-count="1665"/>
  </office:meta>
</office:document-meta>
</file>